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126in"/>
    </style:style>
    <style:style style:name="co4" style:family="table-column">
      <style:table-column-properties fo:break-before="auto" style:column-width="1.9083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8000"/>
    </style:style>
  </office:automatic-styles>
  <office:body>
    <office:spreadsheet>
      <table:table table:name="mot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x motor RPM</text:p>
          </table:table-cell>
          <table:table-cell table:style-name="ce1" office:value-type="float" office:value="10800" calcext:value-type="float">
            <text:p>10800</text:p>
          </table:table-cell>
          <table:table-cell/>
        </table:table-row>
        <table:table-row table:style-name="ro2">
          <table:table-cell office:value-type="string" calcext:value-type="string">
            <text:p>min motor RPM</text:p>
          </table:table-cell>
          <table:table-cell table:style-name="ce2" office:value-type="float" office:value="1000" calcext:value-type="float">
            <text:p>1000</text:p>
          </table:table-cell>
          <table:table-cell table:style-name="ce1"/>
        </table:table-row>
        <table:table-row table:style-name="ro1">
          <table:table-cell office:value-type="string" calcext:value-type="string">
            <text:p>ticks per motor rotation</text:p>
          </table:table-cell>
          <table:table-cell table:style-name="ce1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ransmission ratio</text:p>
          </table:table-cell>
          <table:table-cell table:formula="of:= 45.56 * 3" office:value-type="float" office:value="136.68" calcext:value-type="float">
            <text:p>136.68</text:p>
          </table:table-cell>
          <table:table-cell/>
        </table:table-row>
        <table:table-row table:style-name="ro1">
          <table:table-cell office:value-type="string" calcext:value-type="string">
            <text:p>wheel perimeter / m</text:p>
          </table:table-cell>
          <table:table-cell table:formula="of:= PI() *  0.254" office:value-type="float" office:value="0.797964534011807" calcext:value-type="float">
            <text:p>0.797964534</text:p>
          </table:table-cell>
          <table:table-cell/>
        </table:table-row>
        <table:table-row table:style-name="ro1">
          <table:table-cell office:value-type="string" calcext:value-type="string">
            <text:p>max speed / m/s</text:p>
          </table:table-cell>
          <table:table-cell table:style-name="ce3" table:formula="of:=[.B5] * ([.B1]/60) / [.B4]" office:value-type="float" office:value="1.05087515453706" calcext:value-type="float">
            <text:p>1.0508751545</text:p>
          </table:table-cell>
          <table:table-cell/>
        </table:table-row>
        <table:table-row table:style-name="ro1">
          <table:table-cell office:value-type="string" calcext:value-type="string">
            <text:p>min speed / m/s</text:p>
          </table:table-cell>
          <table:table-cell table:style-name="ce3" table:formula="of:=[.B5] * ([.B2]/60) / [.B4]" office:value-type="float" office:value="0.0973032550497278" calcext:value-type="float">
            <text:p>0.097303255</text:p>
          </table:table-cell>
          <table:table-cell/>
        </table:table-row>
        <table:table-row table:style-name="ro3">
          <table:table-cell office:value-type="string" calcext:value-type="string">
            <text:p>odometry resolution / m/tick</text:p>
          </table:table-cell>
          <table:table-cell table:style-name="ce3" table:formula="of:=[.B5]/([.B4]*[.B3])" office:value-type="float" office:value="0.000729774412872958" calcext:value-type="float">
            <text:p>0.0007297744</text:p>
          </table:table-cell>
          <table:table-cell/>
        </table:table-row>
        <table:table-row table:style-name="ro1">
          <table:table-cell office:value-type="string" calcext:value-type="string">
            <text:p>odometry resolution / ((m/s) / unit)</text:p>
          </table:table-cell>
          <table:table-cell table:style-name="ce3" table:formula="of:=[.B8] * [.B12]" office:value-type="float" office:value="0.0729774412872958" calcext:value-type="float">
            <text:p>0.0729774413</text:p>
          </table:table-cell>
          <table:table-cell/>
        </table:table-row>
        <table:table-row table:style-name="ro2"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max tick frequency /Hz</text:p>
          </table:table-cell>
          <table:table-cell table:style-name="ce3" table:formula="of:=([.B1]/60) * [.B3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motor control frequency / Hz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otor command frequency / Hz</text:p>
          </table:table-cell>
          <table:table-cell table:style-name="ce4" table:formula="of:=[protocol.B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x ticks per control frame</text:p>
          </table:table-cell>
          <table:table-cell table:style-name="ce3" table:formula="of:=([.B1] / 60) * [.B3] / [.B12]"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string" calcext:value-type="string">
            <text:p>min ticks per control frame</text:p>
          </table:table-cell>
          <table:table-cell table:style-name="ce3" table:formula="of:=([.B2] / 60) * [.B3] / [.B12]" office:value-type="float" office:value="1.33333333333333" calcext:value-type="float">
            <text:p>1.3333333333</text:p>
          </table:table-cell>
          <table:table-cell/>
        </table:table-row>
        <table:table-row table:style-name="ro3">
          <table:table-cell office:value-type="string" calcext:value-type="string">
            <text:p>min controlable ticks per second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n controlable speed / m/s</text:p>
          </table:table-cell>
          <table:table-cell table:style-name="ce3" table:formula="of:=[.B5] * (([.B16]*[.B12]) / [.B3]) / [.B4]" office:value-type="float" office:value="0.145954882574592" calcext:value-type="float">
            <text:p>0.1459548826</text:p>
          </table:table-cell>
          <table:table-cell/>
        </table:table-row>
        <table:table-row table:style-name="ro1">
          <table:table-cell office:value-type="string" calcext:value-type="string">
            <text:p>max ticks per command frame</text:p>
          </table:table-cell>
          <table:table-cell table:style-name="ce3" table:formula="of:=([.B1] / 60) * [.B3] / [.B13]" office:value-type="float" office:value="144" calcext:value-type="float">
            <text:p>14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x wheel force / k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max wheel torque / Nm</text:p>
          </table:table-cell>
          <table:table-cell table:style-name="ce3" table:formula="of:=[.B20]*9.81* [.B5] / 2" office:value-type="float" office:value="11.7420481179837" calcext:value-type="float">
            <text:p>11.742048118</text:p>
          </table:table-cell>
          <table:table-cell/>
        </table:table-row>
        <table:table-row table:style-name="ro3">
          <table:table-cell office:value-type="string" calcext:value-type="string">
            <text:p>max motor torque / Nm</text:p>
          </table:table-cell>
          <table:table-cell table:style-name="ce3" table:formula="of:=[.B21] / [.B4]" office:value-type="float" office:value="0.0859090438834046" calcext:value-type="float">
            <text:p>0.0859090439</text:p>
          </table:table-cell>
          <table:table-cell/>
        </table:table-row>
        <table:table-row table:style-name="ro2" table:number-rows-repeated="104855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rotocol" table:style-name="ta1">
        <table:table-column table:style-name="co4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Protocol overhead / B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aud per byte</text:p>
          </table:table-cell>
          <table:table-cell table:formula="of:=1 + 8 + 1 + 1"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bytes per device per cycle</text:p>
          </table:table-cell>
          <table:table-cell table:formula="of:=2*([.B1]+2)"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x devices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command frequency / Hz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required baud rate</text:p>
          </table:table-cell>
          <table:table-cell table:style-name="ce3" table:formula="of:=[.B2]*[.B3]*[.B4]*[.B5]" office:value-type="float" office:value="17600" calcext:value-type="float">
            <text:p>17600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real baud rate</text:p>
          </table:table-cell>
          <table:table-cell office:value-type="float" office:value="38400" calcext:value-type="float">
            <text:p>38400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1"/>
    </number:number-style>
    <number:number-style style:name="N122">
      <number:scientific-number number:decimal-places="4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3">00/00/0000</text:date>, <text:time style:data-style-name="N2" text:time-value="10:57:47.748988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ba </meta:initial-creator>
    <meta:creation-date>2013-08-19T12:08:15.273569435</meta:creation-date>
    <dc:date>2014-07-03T21:15:41.498016447</dc:date>
    <dc:creator>Kuba </dc:creator>
    <meta:editing-duration>PT27M39S</meta:editing-duration>
    <meta:editing-cycles>15</meta:editing-cycles>
    <meta:generator>LibreOffice/4.2.5.2$Linux_X86_64 LibreOffice_project/420m0$Build-2</meta:generator>
    <meta:document-statistic meta:table-count="2" meta:cell-count="54" meta:object-count="0"/>
  </office:meta>
</office:document-meta>
</file>